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nl" fo:country="NL" officeooo:rsid="0008f63d" officeooo:paragraph-rsid="0008f63d"/>
    </style:style>
    <style:style style:name="P2" style:family="paragraph" style:parent-style-name="Text_20_body">
      <style:text-properties fo:language="nl" fo:country="NL" officeooo:rsid="0008f63d" officeooo:paragraph-rsid="0016bc72"/>
    </style:style>
    <style:style style:name="P3" style:family="paragraph" style:parent-style-name="Text_20_body">
      <style:text-properties officeooo:paragraph-rsid="0016bc72"/>
    </style:style>
    <style:style style:name="P4" style:family="paragraph" style:parent-style-name="Text_20_body">
      <style:text-properties fo:language="nl" fo:country="NL" officeooo:rsid="0015dafb" officeooo:paragraph-rsid="0015dafb"/>
    </style:style>
    <style:style style:name="P5" style:family="paragraph" style:parent-style-name="Text_20_body">
      <style:text-properties fo:language="nl" fo:country="NL" officeooo:rsid="0008f63d" officeooo:paragraph-rsid="0018822c"/>
    </style:style>
    <style:style style:name="P6" style:family="paragraph" style:parent-style-name="Text_20_body">
      <style:text-properties officeooo:paragraph-rsid="0018822c"/>
    </style:style>
    <style:style style:name="P7" style:family="paragraph" style:parent-style-name="Text_20_body">
      <style:text-properties officeooo:paragraph-rsid="0008f63d"/>
    </style:style>
    <style:style style:name="P8" style:family="paragraph" style:parent-style-name="Text_20_body">
      <style:text-properties fo:language="nl" fo:country="NL" officeooo:rsid="0018822c" officeooo:paragraph-rsid="0018822c"/>
    </style:style>
    <style:style style:name="P9" style:family="paragraph" style:parent-style-name="Text_20_body">
      <style:text-properties fo:language="nl" fo:country="NL" officeooo:rsid="0008f63d" officeooo:paragraph-rsid="001990bd"/>
    </style:style>
    <style:style style:name="P10" style:family="paragraph" style:parent-style-name="Text_20_body">
      <style:text-properties officeooo:paragraph-rsid="001990bd"/>
    </style:style>
    <style:style style:name="P11" style:family="paragraph" style:parent-style-name="Text_20_body">
      <style:text-properties officeooo:paragraph-rsid="00199109"/>
    </style:style>
    <style:style style:name="P12" style:family="paragraph" style:parent-style-name="Text_20_body">
      <style:text-properties fo:language="nl" fo:country="NL" officeooo:rsid="001009ab" officeooo:paragraph-rsid="001009ab"/>
    </style:style>
    <style:style style:name="P13" style:family="paragraph" style:parent-style-name="Text_20_body">
      <style:text-properties fo:language="nl" fo:country="NL" officeooo:rsid="0008f63d" officeooo:paragraph-rsid="001009ab"/>
    </style:style>
    <style:style style:name="P14" style:family="paragraph" style:parent-style-name="Text_20_body">
      <style:text-properties fo:language="nl" fo:country="NL" officeooo:rsid="000b091c" officeooo:paragraph-rsid="000b091c"/>
    </style:style>
    <style:style style:name="T1" style:family="text">
      <style:text-properties officeooo:rsid="0014a8ea"/>
    </style:style>
    <style:style style:name="T2" style:family="text">
      <style:text-properties officeooo:rsid="00162be3"/>
    </style:style>
    <style:style style:name="T3" style:family="text">
      <style:text-properties officeooo:rsid="0016bc72"/>
    </style:style>
    <style:style style:name="T4" style:family="text">
      <style:text-properties fo:language="nl" fo:country="NL" officeooo:rsid="0008f63d"/>
    </style:style>
    <style:style style:name="T5" style:family="text">
      <style:text-properties officeooo:rsid="00185ce9"/>
    </style:style>
    <style:style style:name="T6" style:family="text">
      <style:text-properties fo:language="nl" fo:country="NL" officeooo:rsid="0015dafb"/>
    </style:style>
    <style:style style:name="T7" style:family="text">
      <style:text-properties fo:language="nl" fo:country="NL" officeooo:rsid="00185ce9"/>
    </style:style>
    <style:style style:name="T8" style:family="text">
      <style:text-properties fo:language="nl" fo:country="NL" fo:font-weight="normal" officeooo:rsid="00185ce9" style:font-weight-asian="normal" style:font-weight-complex="normal"/>
    </style:style>
    <style:style style:name="T9" style:family="text">
      <style:text-properties fo:language="nl" fo:country="NL" fo:font-weight="normal" officeooo:rsid="00199109" style:font-weight-asian="normal" style:font-weight-complex="normal"/>
    </style:style>
    <style:style style:name="T10" style:family="text">
      <style:text-properties fo:language="nl" fo:country="NL" officeooo:rsid="00199109"/>
    </style:style>
    <style:style style:name="T11" style:family="text">
      <style:text-properties fo:language="nl" fo:country="NL" fo:font-weight="normal" officeooo:rsid="002a6c4b" style:font-weight-asian="normal" style:font-weight-complex="normal"/>
    </style:style>
    <style:style style:name="T12" style:family="text">
      <style:text-properties fo:language="nl" fo:country="NL" fo:font-weight="normal" officeooo:rsid="001ab13f" style:font-weight-asian="normal" style:font-weight-complex="normal"/>
    </style:style>
    <style:style style:name="T13" style:family="text">
      <style:text-properties officeooo:rsid="0015dafb"/>
    </style:style>
    <style:style style:name="T14" style:family="text">
      <style:text-properties officeooo:rsid="002959b9"/>
    </style:style>
    <style:style style:name="T15" style:family="text">
      <style:text-properties officeooo:rsid="002c45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024/11/29 (</text:span>Week <text:span text:style-name="T1">​</text:span>1<text:span text:style-name="T1">) af</text:span>:</text:p>
      <text:p text:style-name="P1">- groepje maken</text:p>
      <text:p text:style-name="P1">- github maken</text:p>
      <text:p text:style-name="P1">- userstories maken</text:p>
      <text:p text:style-name="P1">- trello maken &amp;&amp; userstories in trello</text:p>
      <text:p text:style-name="P1">- wireframe</text:p>
      <text:p text:style-name="P1">- planning</text:p>
      <text:p text:style-name="P1"/>
      <text:p text:style-name="P1"><text:span text:style-name="T1">2024/12/6 (</text:span>Week 2<text:span text:style-name="T1">) af</text:span>:</text:p>
      <text:p text:style-name="P1">- use case diagram</text:p>
      <text:p text:style-name="P1">- activity diagram</text:p>
      <text:p text:style-name="P1">- class diagram</text:p>
      <text:p text:style-name="P1"/>
      <text:p text:style-name="P1"><text:span text:style-name="T1">2024/12/13 (week 3) af</text:span>:</text:p>
      <text:p text:style-name="P1">- <text:span text:style-name="T2">erd</text:span></text:p>
      <text:p text:style-name="P2">- <text:span text:style-name="T3">project setup in mvc</text:span></text:p>
      <text:p text:style-name="P2">- <text:span text:style-name="T3">database setup in ORM</text:span></text:p>
      <text:p text:style-name="P3"><text:span text:style-name="T4">- </text:span>ORM-functionaliteiten (Save, Delete, GetID, FindByID, FindAll)</text:p>
      <text:p text:style-name="P2">- <text:span text:style-name="T5">routing</text:span></text:p>
      <text:p text:style-name="P1"/>
      <text:p text:style-name="P4">2024/12/20 (week 4) af:</text:p>
      <text:p text:style-name="P5">- <text:span text:style-name="T1">registreer pagina</text:span></text:p>
      <text:p text:style-name="P5">- <text:span text:style-name="T1">registreer logica</text:span></text:p>
      <text:p text:style-name="P5">- <text:span text:style-name="T1">password sa</text:span><text:span text:style-name="T3">l</text:span><text:span text:style-name="T1">ting+hashing</text:span></text:p>
      <text:p text:style-name="P1"/>
      <text:p text:style-name="P4">2025/01/10 (week 5) af:</text:p>
      <text:p text:style-name="P5">- <text:span text:style-name="T1">login pagina</text:span></text:p>
      <text:p text:style-name="P5">- <text:span text:style-name="T1">login logica</text:span></text:p>
      <text:p text:style-name="P6"><text:span text:style-name="T4">- </text:span><text:span text:style-name="T6">post maken</text:span></text:p>
      <text:p text:style-name="P7"/>
      <text:p text:style-name="P8"><text:soft-page-break/>2025/01/17 (week 6) af:</text:p>
      <text:p text:style-name="P9">- <text:span text:style-name="T5">data validatie &amp;&amp; sanitatie</text:span></text:p>
      <text:p text:style-name="P10"><text:span text:style-name="T7">- </text:span><text:span text:style-name="Strong_20_Emphasis"><text:span text:style-name="T8">Views afhankelijk van inlogstatus</text:span></text:span></text:p>
      <text:p text:style-name="P10"><text:span text:style-name="Strong_20_Emphasis"><text:span text:style-name="T8"/></text:span></text:p>
      <text:p text:style-name="P11"><text:span text:style-name="Strong_20_Emphasis"><text:span text:style-name="T9">2025/01/24 (week 7) af:</text:span></text:span></text:p>
      <text:p text:style-name="P11"><text:span text:style-name="Strong_20_Emphasis"><text:span text:style-name="T10">-</text:span></text:span><text:span text:style-name="Strong_20_Emphasis"><text:span text:style-name="T9"> Acceptatietesten</text:span></text:span></text:p>
      <text:p text:style-name="P11"><text:span text:style-name="Strong_20_Emphasis"><text:span text:style-name="T9">- front-end </text:span></text:span><text:span text:style-name="Strong_20_Emphasis"><text:span text:style-name="T11">styling</text:span></text:span></text:p>
      <text:p text:style-name="P11"><text:span text:style-name="Strong_20_Emphasis"><text:span text:style-name="T9"/></text:span></text:p>
      <text:p text:style-name="P11"><text:span text:style-name="Strong_20_Emphasis"><text:span text:style-name="T9">2025/01/24 (week 8) af:</text:span></text:span></text:p>
      <text:p text:style-name="P11"><text:span text:style-name="Strong_20_Emphasis"><text:span text:style-name="T9">- meer </text:span></text:span><text:span text:style-name="Strong_20_Emphasis"><text:span text:style-name="T11">styling</text:span></text:span></text:p>
      <text:p text:style-name="P11"><text:span text:style-name="Strong_20_Emphasis"><text:span text:style-name="T9">- </text:span></text:span><text:span text:style-name="Strong_20_Emphasis"><text:span text:style-name="T12">optimalizaties / (bug) fixes</text:span></text:span></text:p>
      <text:p text:style-name="P1"/>
      <text:p text:style-name="P12"><text:span text:style-name="T13">2025/0</text:span><text:span text:style-name="T14">1</text:span><text:span text:style-name="T13">/</text:span><text:span text:style-name="T14">31</text:span><text:span text:style-name="T13"> (</text:span>week 9<text:span text:style-name="T13">) af</text:span>:</text:p>
      <text:p text:style-name="P13">- <text:span text:style-name="T13">kleine verbeteringen hier en daar</text:span></text:p>
      <text:p text:style-name="P13">- <text:span text:style-name="T13">presentatie voorbereiden</text:span></text:p>
      <text:p text:style-name="P13"/>
      <text:p text:style-name="P14"><text:span text:style-name="T14">2025/02/07 </text:span><text:span text:style-name="T15">(</text:span>Week 10<text:span text:style-name="T15">)</text:span> <text:span text:style-name="T14">af</text:span>:</text:p>
      <text:p text:style-name="P14">- Presenter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1:12:10.006180943</meta:creation-date>
    <dc:date>2024-12-16T12:28:22.698599286</dc:date>
    <meta:editing-duration>PT3H36M20S</meta:editing-duration>
    <meta:editing-cycles>23</meta:editing-cycles>
    <meta:generator>LibreOffice/24.8.3.2$Linux_X86_64 LibreOffice_project/480$Build-2</meta:generator>
    <meta:document-statistic meta:table-count="0" meta:image-count="0" meta:object-count="0" meta:page-count="2" meta:paragraph-count="39" meta:word-count="143" meta:character-count="836" meta:non-whitespace-character-count="731"/>
  </office:meta>
</office:document-meta>
</file>